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eeece1" style:diagonal-bl-tr="none" style:diagonal-tl-br="none" fo:border="none" style:rotation-align="none">
        <loext:background-complex-color loext:theme-type="light2" loext:color-type="theme"/>
      </style:table-cell-properties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1"/>
        <table:table-column table:style-name="co2" table:number-columns-repeated="13" table:default-cell-style-name="ce1"/>
        <table:table-column table:style-name="co2" table:number-columns-repeated="2" table:default-cell-style-name="Default"/>
        <table:table-column table:style-name="co2" table:number-columns-repeated="16366"/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16366"/>
        </table:table-row>
        <table:table-row table:style-name="ro2">
          <table:table-cell table:style-name="Default"/>
          <table:table-cell table:style-name="ce4" office:value-type="float" office:value="69" calcext:value-type="float">
            <text:p>69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32" calcext:value-type="float">
            <text:p>3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5"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Default"/>
          <table:table-cell table:style-name="ce6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1" table:number-columns-repeated="2"/>
          <table:table-cell table:number-columns-repeated="14"/>
          <table:table-cell table:style-name="ce1"/>
          <table:table-cell/>
          <table:table-cell table:style-name="Default" table:number-columns-repeated="16366"/>
        </table:table-row>
        <table:table-row table:style-name="ro1">
          <table:table-cell table:style-name="ce2" table:number-columns-repeated="4"/>
          <table:table-cell table:style-name="ce3" table:number-columns-repeated="13"/>
          <table:table-cell/>
          <table:table-cell table:style-name="Default" table:number-columns-repeated="16366"/>
        </table:table-row>
        <table:table-row table:style-name="ro2">
          <table:table-cell/>
          <table:table-cell table:style-name="ce2"/>
          <table:table-cell table:style-name="ce2" table:formula="of:=[.B2]+[.C20]" office:value-type="float" office:value="1318" calcext:value-type="float">
            <text:p>1318</text:p>
          </table:table-cell>
          <table:table-cell table:style-name="ce2" table:number-columns-repeated="2"/>
          <table:table-cell table:style-name="ce3" table:number-columns-repeated="12"/>
          <table:table-cell/>
          <table:table-cell table:style-name="Default" table:number-columns-repeated="16366"/>
        </table:table-row>
        <table:table-row table:style-name="ro2">
          <table:table-cell table:number-columns-repeated="2"/>
          <table:table-cell table:style-name="ce4" table:formula="of:=MIN([.D20]+MAX([.C2];[.B2]);[.C21]+MAX([.B3];[.B2]))" office:value-type="float" office:value="1249" calcext:value-type="float">
            <text:p>1249</text:p>
          </table:table-cell>
          <table:table-cell table:style-name="ce7" table:formula="of:=MIN([.E20]+MAX([.D2];[.C2]);[.D21]+MAX([.C3];[.C2]))" office:value-type="float" office:value="1224" calcext:value-type="float">
            <text:p>1224</text:p>
          </table:table-cell>
          <table:table-cell table:style-name="ce7" table:formula="of:=MIN([.F20]+MAX([.E2];[.D2]);[.E21]+MAX([.D3];[.D2]))" office:value-type="float" office:value="1131" calcext:value-type="float">
            <text:p>1131</text:p>
          </table:table-cell>
          <table:table-cell table:style-name="ce7" table:formula="of:=MIN([.G20]+MAX([.F2];[.E2]);[.F21]+MAX([.E3];[.E2]))" office:value-type="float" office:value="1088" calcext:value-type="float">
            <text:p>1088</text:p>
          </table:table-cell>
          <table:table-cell table:style-name="ce10" table:formula="of:=MIN([.H20]+MAX([.G2];[.F2]);[.G21]+MAX([.F3];[.F2]))" office:value-type="float" office:value="1261" calcext:value-type="float">
            <text:p>1261</text:p>
          </table:table-cell>
          <table:table-cell table:style-name="ce10" table:formula="of:=MIN([.I20]+MAX([.H2];[.G2]);[.H21]+MAX([.G3];[.G2]))" office:value-type="float" office:value="1168" calcext:value-type="float">
            <text:p>1168</text:p>
          </table:table-cell>
          <table:table-cell table:style-name="ce10" table:formula="of:=MIN([.J20]+MAX([.I2];[.H2]);[.I21]+MAX([.H3];[.H2]))" office:value-type="float" office:value="1087" calcext:value-type="float">
            <text:p>1087</text:p>
          </table:table-cell>
          <table:table-cell table:style-name="ce10" table:formula="of:=MIN([.K20]+MAX([.J2];[.I2]);[.J21]+MAX([.I3];[.I2]))" office:value-type="float" office:value="1010" calcext:value-type="float">
            <text:p>1010</text:p>
          </table:table-cell>
          <table:table-cell table:style-name="ce10" table:formula="of:=MIN([.L20]+MAX([.K2];[.J2]);[.K21]+MAX([.J3];[.J2]))" office:value-type="float" office:value="971" calcext:value-type="float">
            <text:p>971</text:p>
          </table:table-cell>
          <table:table-cell table:style-name="ce10" table:formula="of:=MIN([.M20]+MAX([.L2];[.K2]);[.L21]+MAX([.K3];[.K2]))" office:value-type="float" office:value="936" calcext:value-type="float">
            <text:p>936</text:p>
          </table:table-cell>
          <table:table-cell table:style-name="ce10" table:formula="of:=MIN([.N20]+MAX([.M2];[.L2]);[.M21]+MAX([.L3];[.L2]))" office:value-type="float" office:value="871" calcext:value-type="float">
            <text:p>871</text:p>
          </table:table-cell>
          <table:table-cell table:style-name="ce10" table:formula="of:=MIN([.O20]+MAX([.N2];[.M2]);[.N21]+MAX([.M3];[.M2]))" office:value-type="float" office:value="827" calcext:value-type="float">
            <text:p>827</text:p>
          </table:table-cell>
          <table:table-cell table:style-name="ce10" table:formula="of:=MIN([.P20]+MAX([.O2];[.N2]);[.O21]+MAX([.N3];[.N2]))" office:value-type="float" office:value="938" calcext:value-type="float">
            <text:p>938</text:p>
          </table:table-cell>
          <table:table-cell table:style-name="ce10" table:formula="of:=MIN([.Q20]+MAX([.P2];[.O2]);[.P21]+MAX([.O3];[.O2]))" office:value-type="float" office:value="998" calcext:value-type="float">
            <text:p>998</text:p>
          </table:table-cell>
          <table:table-cell table:style-name="ce12" table:formula="of:=MIN([.Q21]+MAX([.P3];[.P2]))" office:value-type="float" office:value="990" calcext:value-type="float">
            <text:p>990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1]+MAX([.C3];[.B3]);[.C22]+MAX([.B4];[.B3]))" office:value-type="float" office:value="1161" calcext:value-type="float">
            <text:p>1161</text:p>
          </table:table-cell>
          <table:table-cell table:formula="of:=MIN([.E21]+MAX([.D3];[.C3]);[.D22]+MAX([.C4];[.C3]))" office:value-type="float" office:value="1139" calcext:value-type="float">
            <text:p>1139</text:p>
          </table:table-cell>
          <table:table-cell table:formula="of:=MIN([.F21]+MAX([.E3];[.D3]);[.E22]+MAX([.D4];[.D3]))" office:value-type="float" office:value="1163" calcext:value-type="float">
            <text:p>1163</text:p>
          </table:table-cell>
          <table:table-cell table:formula="of:=MIN([.G21]+MAX([.F3];[.E3]);[.F22]+MAX([.E4];[.E3]))" office:value-type="float" office:value="1079" calcext:value-type="float">
            <text:p>1079</text:p>
          </table:table-cell>
          <table:table-cell table:formula="of:=MIN([.H21]+MAX([.G3];[.F3]);[.G22]+MAX([.F4];[.F3]))" office:value-type="float" office:value="1191" calcext:value-type="float">
            <text:p>1191</text:p>
          </table:table-cell>
          <table:table-cell table:formula="of:=MIN([.I21]+MAX([.H3];[.G3]);[.H22]+MAX([.G4];[.G3]))" office:value-type="float" office:value="1133" calcext:value-type="float">
            <text:p>1133</text:p>
          </table:table-cell>
          <table:table-cell table:style-name="ce5" table:formula="of:=MIN([.I22]+MAX([.H4];[.H3]))" office:value-type="float" office:value="1080" calcext:value-type="float">
            <text:p>1080</text:p>
          </table:table-cell>
          <table:table-cell table:style-name="ce8" table:formula="of:=MIN([.K21]+MAX([.J3];[.I3]);[.J22]+MAX([.I4];[.I3]))" office:value-type="float" office:value="933" calcext:value-type="float">
            <text:p>933</text:p>
          </table:table-cell>
          <table:table-cell table:formula="of:=MIN([.L21]+MAX([.K3];[.J3]);[.K22]+MAX([.J4];[.J3]))" office:value-type="float" office:value="952" calcext:value-type="float">
            <text:p>952</text:p>
          </table:table-cell>
          <table:table-cell table:formula="of:=MIN([.M21]+MAX([.L3];[.K3]);[.L22]+MAX([.K4];[.K3]))" office:value-type="float" office:value="873" calcext:value-type="float">
            <text:p>873</text:p>
          </table:table-cell>
          <table:table-cell table:formula="of:=MIN([.N21]+MAX([.M3];[.L3]);[.M22]+MAX([.L4];[.L3]))" office:value-type="float" office:value="806" calcext:value-type="float">
            <text:p>806</text:p>
          </table:table-cell>
          <table:table-cell table:formula="of:=MIN([.O21]+MAX([.N3];[.M3]);[.N22]+MAX([.M4];[.M3]))" office:value-type="float" office:value="773" calcext:value-type="float">
            <text:p>773</text:p>
          </table:table-cell>
          <table:table-cell table:formula="of:=MIN([.P21]+MAX([.O3];[.N3]);[.O22]+MAX([.N4];[.N3]))" office:value-type="float" office:value="852" calcext:value-type="float">
            <text:p>852</text:p>
          </table:table-cell>
          <table:table-cell table:formula="of:=MIN([.Q21]+MAX([.P3];[.O3]);[.P22]+MAX([.O4];[.O3]))" office:value-type="float" office:value="913" calcext:value-type="float">
            <text:p>913</text:p>
          </table:table-cell>
          <table:table-cell table:style-name="ce12" table:formula="of:=MIN([.Q22]+MAX([.P4];[.P3]))" office:value-type="float" office:value="901" calcext:value-type="float">
            <text:p>901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2]+MAX([.C4];[.B4]);[.C23]+MAX([.B5];[.B4]))" office:value-type="float" office:value="1073" calcext:value-type="float">
            <text:p>1073</text:p>
          </table:table-cell>
          <table:table-cell table:formula="of:=MIN([.E22]+MAX([.D4];[.C4]);[.D23]+MAX([.C5];[.C4]))" office:value-type="float" office:value="1102" calcext:value-type="float">
            <text:p>1102</text:p>
          </table:table-cell>
          <table:table-cell table:formula="of:=MIN([.F22]+MAX([.E4];[.D4]);[.E23]+MAX([.D5];[.D4]))" office:value-type="float" office:value="1065" calcext:value-type="float">
            <text:p>1065</text:p>
          </table:table-cell>
          <table:table-cell table:formula="of:=MIN([.G22]+MAX([.F4];[.E4]);[.F23]+MAX([.E5];[.E4]))" office:value-type="float" office:value="1074" calcext:value-type="float">
            <text:p>1074</text:p>
          </table:table-cell>
          <table:table-cell table:formula="of:=MIN([.H22]+MAX([.G4];[.F4]);[.G23]+MAX([.F5];[.F4]))" office:value-type="float" office:value="1101" calcext:value-type="float">
            <text:p>1101</text:p>
          </table:table-cell>
          <table:table-cell table:formula="of:=MIN([.I22]+MAX([.H4];[.G4]);[.H23]+MAX([.G5];[.G4]))" office:value-type="float" office:value="1082" calcext:value-type="float">
            <text:p>1082</text:p>
          </table:table-cell>
          <table:table-cell table:style-name="ce5" table:formula="of:=MIN([.I23]+MAX([.H5];[.H4]))" office:value-type="float" office:value="1069" calcext:value-type="float">
            <text:p>1069</text:p>
          </table:table-cell>
          <table:table-cell table:style-name="ce8" table:formula="of:=MIN([.K22]+MAX([.J4];[.I4]);[.J23]+MAX([.I5];[.I4]))" office:value-type="float" office:value="883" calcext:value-type="float">
            <text:p>883</text:p>
          </table:table-cell>
          <table:table-cell table:formula="of:=MIN([.L22]+MAX([.K4];[.J4]);[.K23]+MAX([.J5];[.J4]))" office:value-type="float" office:value="906" calcext:value-type="float">
            <text:p>906</text:p>
          </table:table-cell>
          <table:table-cell table:formula="of:=MIN([.M22]+MAX([.L4];[.K4]);[.L23]+MAX([.K5];[.K4]))" office:value-type="float" office:value="824" calcext:value-type="float">
            <text:p>824</text:p>
          </table:table-cell>
          <table:table-cell table:formula="of:=MIN([.N22]+MAX([.M4];[.L4]);[.M23]+MAX([.L5];[.L4]))" office:value-type="float" office:value="774" calcext:value-type="float">
            <text:p>774</text:p>
          </table:table-cell>
          <table:table-cell table:formula="of:=MIN([.O22]+MAX([.N4];[.M4]);[.N23]+MAX([.M5];[.M4]))" office:value-type="float" office:value="740" calcext:value-type="float">
            <text:p>740</text:p>
          </table:table-cell>
          <table:table-cell table:formula="of:=MIN([.P22]+MAX([.O4];[.N4]);[.O23]+MAX([.N5];[.N4]))" office:value-type="float" office:value="766" calcext:value-type="float">
            <text:p>766</text:p>
          </table:table-cell>
          <table:table-cell table:formula="of:=MIN([.Q22]+MAX([.P4];[.O4]);[.P23]+MAX([.O5];[.O4]))" office:value-type="float" office:value="834" calcext:value-type="float">
            <text:p>834</text:p>
          </table:table-cell>
          <table:table-cell table:style-name="ce12" table:formula="of:=MIN([.Q23]+MAX([.P5];[.P4]))" office:value-type="float" office:value="855" calcext:value-type="float">
            <text:p>855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3]+MAX([.C5];[.B5]);[.C24]+MAX([.B6];[.B5]))" office:value-type="float" office:value="1001" calcext:value-type="float">
            <text:p>1001</text:p>
          </table:table-cell>
          <table:table-cell table:formula="of:=MIN([.E23]+MAX([.D5];[.C5]);[.D24]+MAX([.C6];[.C5]))" office:value-type="float" office:value="1104" calcext:value-type="float">
            <text:p>1104</text:p>
          </table:table-cell>
          <table:table-cell table:style-name="ce5" table:formula="of:=MIN([.E24]+MAX([.D6];[.D5]))" office:value-type="float" office:value="1040" calcext:value-type="float">
            <text:p>1040</text:p>
          </table:table-cell>
          <table:table-cell table:style-name="ce8" table:formula="of:=MIN([.G23]+MAX([.F5];[.E5]);[.F24]+MAX([.E6];[.E5]))" office:value-type="float" office:value="1068" calcext:value-type="float">
            <text:p>1068</text:p>
          </table:table-cell>
          <table:table-cell table:formula="of:=MIN([.H23]+MAX([.G5];[.F5]);[.G24]+MAX([.F6];[.F5]))" office:value-type="float" office:value="1045" calcext:value-type="float">
            <text:p>1045</text:p>
          </table:table-cell>
          <table:table-cell table:formula="of:=MIN([.I23]+MAX([.H5];[.G5]))" office:value-type="float" office:value="1069" calcext:value-type="float">
            <text:p>1069</text:p>
          </table:table-cell>
          <table:table-cell office:value-type="float" office:value="999" calcext:value-type="float">
            <text:p>999</text:p>
          </table:table-cell>
          <table:table-cell table:style-name="ce8" table:formula="of:=MIN([.K23]+MAX([.J5];[.I5]);[.J24]+MAX([.I6];[.I5]))" office:value-type="float" office:value="822" calcext:value-type="float">
            <text:p>822</text:p>
          </table:table-cell>
          <table:table-cell table:formula="of:=MIN([.L23]+MAX([.K5];[.J5]);[.K24]+MAX([.J6];[.J5]))" office:value-type="float" office:value="834" calcext:value-type="float">
            <text:p>834</text:p>
          </table:table-cell>
          <table:table-cell table:formula="of:=MIN([.M23]+MAX([.L5];[.K5]);[.L24]+MAX([.K6];[.K5]))" office:value-type="float" office:value="742" calcext:value-type="float">
            <text:p>742</text:p>
          </table:table-cell>
          <table:table-cell table:formula="of:=MIN([.N23]+MAX([.M5];[.L5]);[.M24]+MAX([.L6];[.L5]))" office:value-type="float" office:value="702" calcext:value-type="float">
            <text:p>702</text:p>
          </table:table-cell>
          <table:table-cell table:formula="of:=MIN([.O23]+MAX([.N5];[.M5]);[.N24]+MAX([.M6];[.M5]))" office:value-type="float" office:value="645" calcext:value-type="float">
            <text:p>645</text:p>
          </table:table-cell>
          <table:table-cell table:formula="of:=MIN([.P23]+MAX([.O5];[.N5]);[.O24]+MAX([.N6];[.N5]))" office:value-type="float" office:value="684" calcext:value-type="float">
            <text:p>684</text:p>
          </table:table-cell>
          <table:table-cell table:formula="of:=MIN([.Q23]+MAX([.P5];[.O5]);[.P24]+MAX([.O6];[.O5]))" office:value-type="float" office:value="743" calcext:value-type="float">
            <text:p>743</text:p>
          </table:table-cell>
          <table:table-cell table:style-name="ce12" table:formula="of:=MIN([.Q24]+MAX([.P6];[.P5]))" office:value-type="float" office:value="803" calcext:value-type="float">
            <text:p>803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4]+MAX([.C6];[.B6]);[.C25]+MAX([.B7];[.B6]))" office:value-type="float" office:value="977" calcext:value-type="float">
            <text:p>977</text:p>
          </table:table-cell>
          <table:table-cell table:formula="of:=MIN([.E24]+MAX([.D6];[.C6]))" office:value-type="float" office:value="1040" calcext:value-type="float">
            <text:p>1040</text:p>
          </table:table-cell>
          <table:table-cell office:value-type="float" office:value="999" calcext:value-type="float">
            <text:p>999</text:p>
          </table:table-cell>
          <table:table-cell table:style-name="ce8" table:formula="of:=MIN([.G24]+MAX([.F6];[.E6]);[.F25]+MAX([.E7];[.E6]))" office:value-type="float" office:value="1042" calcext:value-type="float">
            <text:p>1042</text:p>
          </table:table-cell>
          <table:table-cell table:style-name="ce5" table:formula="of:=MIN([.G25]+MAX([.F7];[.F6]))" office:value-type="float" office:value="989" calcext:value-type="float">
            <text:p>989</text:p>
          </table:table-cell>
          <table:table-cell table:style-name="ce8" table:formula="of:=MIN([.I24]+MAX([.H6];[.G6]);[.H25]+MAX([.G7];[.G6]))" office:value-type="float" office:value="807" calcext:value-type="float">
            <text:p>807</text:p>
          </table:table-cell>
          <table:table-cell table:style-name="ce8" table:formula="of:=MIN([.J24]+MAX([.I6];[.H6]);[.I25]+MAX([.H7];[.H6]))" office:value-type="float" office:value="798" calcext:value-type="float">
            <text:p>798</text:p>
          </table:table-cell>
          <table:table-cell table:style-name="ce8" table:formula="of:=MIN([.K24]+MAX([.J6];[.I6]);[.J25]+MAX([.I7];[.I6]))" office:value-type="float" office:value="761" calcext:value-type="float">
            <text:p>761</text:p>
          </table:table-cell>
          <table:table-cell table:formula="of:=MIN([.L24]+MAX([.K6];[.J6]);[.K25]+MAX([.J7];[.J6]))" office:value-type="float" office:value="736" calcext:value-type="float">
            <text:p>736</text:p>
          </table:table-cell>
          <table:table-cell table:formula="of:=MIN([.M24]+MAX([.L6];[.K6]);[.L25]+MAX([.K7];[.K6]))" office:value-type="float" office:value="676" calcext:value-type="float">
            <text:p>676</text:p>
          </table:table-cell>
          <table:table-cell table:formula="of:=MIN([.N24]+MAX([.M6];[.L6]);[.M25]+MAX([.L7];[.L6]))" office:value-type="float" office:value="610" calcext:value-type="float">
            <text:p>610</text:p>
          </table:table-cell>
          <table:table-cell table:formula="of:=MIN([.O24]+MAX([.N6];[.M6]);[.N25]+MAX([.M7];[.M6]))" office:value-type="float" office:value="550" calcext:value-type="float">
            <text:p>550</text:p>
          </table:table-cell>
          <table:table-cell table:formula="of:=MIN([.P24]+MAX([.O6];[.N6]);[.O25]+MAX([.N7];[.N6]))" office:value-type="float" office:value="618" calcext:value-type="float">
            <text:p>618</text:p>
          </table:table-cell>
          <table:table-cell table:formula="of:=MIN([.Q24]+MAX([.P6];[.O6]);[.P25]+MAX([.O7];[.O6]))" office:value-type="float" office:value="652" calcext:value-type="float">
            <text:p>652</text:p>
          </table:table-cell>
          <table:table-cell table:style-name="ce12" table:formula="of:=MIN([.Q25]+MAX([.P7];[.P6]))" office:value-type="float" office:value="717" calcext:value-type="float">
            <text:p>717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C26]+MAX([.B8];[.B7]))" office:value-type="float" office:value="945" calcext:value-type="float">
            <text:p>945</text:p>
          </table:table-cell>
          <table:table-cell table:style-name="ce8" table:formula="of:=MIN([.E25]+MAX([.D7];[.C7]);[.D26]+MAX([.C8];[.C7]))" office:value-type="float" office:value="934" calcext:value-type="float">
            <text:p>934</text:p>
          </table:table-cell>
          <table:table-cell table:style-name="ce8" table:formula="of:=MIN([.F25]+MAX([.E7];[.D7]);[.E26]+MAX([.D8];[.D7]))" office:value-type="float" office:value="999" calcext:value-type="float">
            <text:p>999</text:p>
          </table:table-cell>
          <table:table-cell table:style-name="ce8" table:formula="of:=MIN([.G25]+MAX([.F7];[.E7]);[.F26]+MAX([.E8];[.E7]))" office:value-type="float" office:value="981" calcext:value-type="float">
            <text:p>981</text:p>
          </table:table-cell>
          <table:table-cell table:formula="of:=MIN([.H25]+MAX([.G7];[.F7]);[.G26]+MAX([.F8];[.F7]))" office:value-type="float" office:value="934" calcext:value-type="float">
            <text:p>934</text:p>
          </table:table-cell>
          <table:table-cell table:formula="of:=MIN([.I25]+MAX([.H7];[.G7]);[.H26]+MAX([.G8];[.G7]))" office:value-type="float" office:value="945" calcext:value-type="float">
            <text:p>945</text:p>
          </table:table-cell>
          <table:table-cell table:style-name="ce5" table:formula="of:=MIN([.I26]+MAX([.H8];[.H7]))" office:value-type="float" office:value="893" calcext:value-type="float">
            <text:p>893</text:p>
          </table:table-cell>
          <table:table-cell table:style-name="ce8" table:formula="of:=MIN([.K25]+MAX([.J7];[.I7]);[.J26]+MAX([.I8];[.I7]))" office:value-type="float" office:value="724" calcext:value-type="float">
            <text:p>724</text:p>
          </table:table-cell>
          <table:table-cell table:formula="of:=MIN([.L25]+MAX([.K7];[.J7]);[.K26]+MAX([.J8];[.J7]))" office:value-type="float" office:value="691" calcext:value-type="float">
            <text:p>691</text:p>
          </table:table-cell>
          <table:table-cell table:formula="of:=MIN([.M25]+MAX([.L7];[.K7]);[.L26]+MAX([.K8];[.K7]))" office:value-type="float" office:value="665" calcext:value-type="float">
            <text:p>665</text:p>
          </table:table-cell>
          <table:table-cell table:formula="of:=MIN([.N25]+MAX([.M7];[.L7]);[.M26]+MAX([.L8];[.L7]))" office:value-type="float" office:value="576" calcext:value-type="float">
            <text:p>576</text:p>
          </table:table-cell>
          <table:table-cell table:formula="of:=MIN([.O25]+MAX([.N7];[.M7]);[.N26]+MAX([.M8];[.M7]))" office:value-type="float" office:value="490" calcext:value-type="float">
            <text:p>490</text:p>
          </table:table-cell>
          <table:table-cell table:formula="of:=MIN([.P25]+MAX([.O7];[.N7]);[.O26]+MAX([.N8];[.N7]))" office:value-type="float" office:value="552" calcext:value-type="float">
            <text:p>552</text:p>
          </table:table-cell>
          <table:table-cell table:formula="of:=MIN([.Q25]+MAX([.P7];[.O7]);[.P26]+MAX([.O8];[.O7]))" office:value-type="float" office:value="558" calcext:value-type="float">
            <text:p>558</text:p>
          </table:table-cell>
          <table:table-cell table:style-name="ce12" table:formula="of:=MIN([.Q26]+MAX([.P8];[.P7]))" office:value-type="float" office:value="631" calcext:value-type="float">
            <text:p>631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6]+MAX([.C8];[.B8]);[.C27]+MAX([.B9];[.B8]))" office:value-type="float" office:value="913" calcext:value-type="float">
            <text:p>913</text:p>
          </table:table-cell>
          <table:table-cell table:formula="of:=MIN([.E26]+MAX([.D8];[.C8]);[.D27]+MAX([.C9];[.C8]))" office:value-type="float" office:value="882" calcext:value-type="float">
            <text:p>882</text:p>
          </table:table-cell>
          <table:table-cell table:style-name="ce5" table:formula="of:=MIN([.E27]+MAX([.D9];[.D8]))" office:value-type="float" office:value="925" calcext:value-type="float">
            <text:p>925</text:p>
          </table:table-cell>
          <table:table-cell table:style-name="ce8" table:formula="of:=MIN([.G26]+MAX([.F8];[.E8]);[.F27]+MAX([.E9];[.E8]))" office:value-type="float" office:value="883" calcext:value-type="float">
            <text:p>883</text:p>
          </table:table-cell>
          <table:table-cell table:formula="of:=MIN([.H26]+MAX([.G8];[.F8]);[.G27]+MAX([.F9];[.F8]))" office:value-type="float" office:value="862" calcext:value-type="float">
            <text:p>862</text:p>
          </table:table-cell>
          <table:table-cell table:formula="of:=MIN([.I26]+MAX([.H8];[.G8]);[.H27]+MAX([.G9];[.G8]))" office:value-type="float" office:value="894" calcext:value-type="float">
            <text:p>894</text:p>
          </table:table-cell>
          <table:table-cell table:style-name="ce5" table:formula="of:=MIN([.I27]+MAX([.H9];[.H8]))" office:value-type="float" office:value="816" calcext:value-type="float">
            <text:p>816</text:p>
          </table:table-cell>
          <table:table-cell table:style-name="ce8" table:formula="of:=MIN([.K26]+MAX([.J8];[.I8]);[.J27]+MAX([.I9];[.I8]))" office:value-type="float" office:value="691" calcext:value-type="float">
            <text:p>691</text:p>
          </table:table-cell>
          <table:table-cell table:formula="of:=MIN([.L26]+MAX([.K8];[.J8]);[.K27]+MAX([.J9];[.J8]))" office:value-type="float" office:value="635" calcext:value-type="float">
            <text:p>635</text:p>
          </table:table-cell>
          <table:table-cell table:formula="of:=MIN([.M26]+MAX([.L8];[.K8]);[.L27]+MAX([.K9];[.K8]))" office:value-type="float" office:value="579" calcext:value-type="float">
            <text:p>579</text:p>
          </table:table-cell>
          <table:table-cell table:formula="of:=MIN([.N26]+MAX([.M8];[.L8]);[.M27]+MAX([.L9];[.L8]))" office:value-type="float" office:value="517" calcext:value-type="float">
            <text:p>517</text:p>
          </table:table-cell>
          <table:table-cell table:formula="of:=MIN([.O26]+MAX([.N8];[.M8]);[.N27]+MAX([.M9];[.M8]))" office:value-type="float" office:value="455" calcext:value-type="float">
            <text:p>455</text:p>
          </table:table-cell>
          <table:table-cell table:formula="of:=MIN([.P26]+MAX([.O8];[.N8]);[.O27]+MAX([.N9];[.N8]))" office:value-type="float" office:value="499" calcext:value-type="float">
            <text:p>499</text:p>
          </table:table-cell>
          <table:table-cell table:formula="of:=MIN([.Q26]+MAX([.P8];[.O8]);[.P27]+MAX([.O9];[.O8]))" office:value-type="float" office:value="464" calcext:value-type="float">
            <text:p>464</text:p>
          </table:table-cell>
          <table:table-cell table:style-name="ce12" table:formula="of:=MIN([.Q27]+MAX([.P9];[.P8]))" office:value-type="float" office:value="552" calcext:value-type="float">
            <text:p>552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7]+MAX([.C9];[.B9]);[.C28]+MAX([.B10];[.B9]))" office:value-type="float" office:value="883" calcext:value-type="float">
            <text:p>883</text:p>
          </table:table-cell>
          <table:table-cell table:formula="of:=MIN([.E27]+MAX([.D9];[.C9]);[.D28]+MAX([.C10];[.C9]))" office:value-type="float" office:value="823" calcext:value-type="float">
            <text:p>823</text:p>
          </table:table-cell>
          <table:table-cell table:style-name="ce5" table:formula="of:=MIN([.E28]+MAX([.D10];[.D9]))" office:value-type="float" office:value="831" calcext:value-type="float">
            <text:p>831</text:p>
          </table:table-cell>
          <table:table-cell table:style-name="ce8" table:formula="of:=MIN([.G27]+MAX([.F9];[.E9]);[.F28]+MAX([.E10];[.E9]))" office:value-type="float" office:value="785" calcext:value-type="float">
            <text:p>785</text:p>
          </table:table-cell>
          <table:table-cell table:formula="of:=MIN([.H27]+MAX([.G9];[.F9]);[.G28]+MAX([.F10];[.F9]))" office:value-type="float" office:value="790" calcext:value-type="float">
            <text:p>790</text:p>
          </table:table-cell>
          <table:table-cell table:formula="of:=MIN([.I27]+MAX([.H9];[.G9]);[.H28]+MAX([.G10];[.G9]))" office:value-type="float" office:value="798" calcext:value-type="float">
            <text:p>798</text:p>
          </table:table-cell>
          <table:table-cell table:style-name="ce5" table:formula="of:=MIN([.I28]+MAX([.H10];[.H9]))" office:value-type="float" office:value="739" calcext:value-type="float">
            <text:p>739</text:p>
          </table:table-cell>
          <table:table-cell table:style-name="ce8" table:formula="of:=MIN([.K27]+MAX([.J9];[.I9]);[.J28]+MAX([.I10];[.I9]))" office:value-type="float" office:value="691" calcext:value-type="float">
            <text:p>691</text:p>
          </table:table-cell>
          <table:table-cell table:formula="of:=MIN([.L27]+MAX([.K9];[.J9]);[.K28]+MAX([.J10];[.J9]))" office:value-type="float" office:value="1132" calcext:value-type="float">
            <text:p>1132</text:p>
          </table:table-cell>
          <table:table-cell table:style-name="ce5" table:formula="of:=MIN([.L28]+MAX([.K10];[.K9]))" office:value-type="float" office:value="1084" calcext:value-type="float">
            <text:p>1084</text:p>
          </table:table-cell>
          <table:table-cell table:style-name="ce8" table:formula="of:=MIN([.N27]+MAX([.M9];[.L9]);[.M28]+MAX([.L10];[.L9]))" office:value-type="float" office:value="490" calcext:value-type="float">
            <text:p>490</text:p>
          </table:table-cell>
          <table:table-cell table:formula="of:=MIN([.O27]+MAX([.N9];[.M9]);[.N28]+MAX([.M10];[.M9]))" office:value-type="float" office:value="417" calcext:value-type="float">
            <text:p>417</text:p>
          </table:table-cell>
          <table:table-cell table:formula="of:=MIN([.P27]+MAX([.O9];[.N9]);[.O28]+MAX([.N10];[.N9]))" office:value-type="float" office:value="432" calcext:value-type="float">
            <text:p>432</text:p>
          </table:table-cell>
          <table:table-cell table:formula="of:=MIN([.Q27]+MAX([.P9];[.O9]);[.P28]+MAX([.O10];[.O9]))" office:value-type="float" office:value="379" calcext:value-type="float">
            <text:p>379</text:p>
          </table:table-cell>
          <table:table-cell table:style-name="ce12" table:formula="of:=MIN([.Q28]+MAX([.P10];[.P9]))" office:value-type="float" office:value="485" calcext:value-type="float">
            <text:p>485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8]+MAX([.C10];[.B10]);[.C29]+MAX([.B11];[.B10]))" office:value-type="float" office:value="804" calcext:value-type="float">
            <text:p>804</text:p>
          </table:table-cell>
          <table:table-cell table:formula="of:=MIN([.E28]+MAX([.D10];[.C10]);[.D29]+MAX([.C11];[.C10]))" office:value-type="float" office:value="764" calcext:value-type="float">
            <text:p>764</text:p>
          </table:table-cell>
          <table:table-cell table:formula="of:=MIN([.F28]+MAX([.E10];[.D10]);[.E29]+MAX([.D11];[.D10]))" office:value-type="float" office:value="737" calcext:value-type="float">
            <text:p>737</text:p>
          </table:table-cell>
          <table:table-cell table:formula="of:=MIN([.G28]+MAX([.F10];[.E10]);[.F29]+MAX([.E11];[.E10]))" office:value-type="float" office:value="725" calcext:value-type="float">
            <text:p>725</text:p>
          </table:table-cell>
          <table:table-cell table:formula="of:=MIN([.H28]+MAX([.G10];[.F10]);[.G29]+MAX([.F11];[.F10]))" office:value-type="float" office:value="747" calcext:value-type="float">
            <text:p>747</text:p>
          </table:table-cell>
          <table:table-cell table:formula="of:=MIN([.I28]+MAX([.H10];[.G10]);[.H29]+MAX([.G11];[.G10]))" office:value-type="float" office:value="738" calcext:value-type="float">
            <text:p>738</text:p>
          </table:table-cell>
          <table:table-cell table:formula="of:=MIN([.J28]+MAX([.I10];[.H10]);[.I29]+MAX([.H11];[.H10]))" office:value-type="float" office:value="678" calcext:value-type="float">
            <text:p>678</text:p>
          </table:table-cell>
          <table:table-cell table:formula="of:=MIN([.K28]+MAX([.J10];[.I10]);[.J29]+MAX([.I11];[.I10]))" office:value-type="float" office:value="635" calcext:value-type="float">
            <text:p>635</text:p>
          </table:table-cell>
          <table:table-cell table:formula="of:=MIN([.L28]+MAX([.K10];[.J10]))" office:value-type="float" office:value="1084" calcext:value-type="float">
            <text:p>1084</text:p>
          </table:table-cell>
          <table:table-cell office:value-type="float" office:value="999" calcext:value-type="float">
            <text:p>999</text:p>
          </table:table-cell>
          <table:table-cell table:style-name="ce8" table:formula="of:=MIN([.N28]+MAX([.M10];[.L10]);[.M29]+MAX([.L11];[.L10]))" office:value-type="float" office:value="426" calcext:value-type="float">
            <text:p>426</text:p>
          </table:table-cell>
          <table:table-cell table:formula="of:=MIN([.O28]+MAX([.N10];[.M10]);[.N29]+MAX([.M11];[.M10]))" office:value-type="float" office:value="379" calcext:value-type="float">
            <text:p>379</text:p>
          </table:table-cell>
          <table:table-cell table:formula="of:=MIN([.P28]+MAX([.O10];[.N10]);[.O29]+MAX([.N11];[.N10]))" office:value-type="float" office:value="363" calcext:value-type="float">
            <text:p>363</text:p>
          </table:table-cell>
          <table:table-cell table:formula="of:=MIN([.Q28]+MAX([.P10];[.O10]);[.P29]+MAX([.O11];[.O10]))" office:value-type="float" office:value="294" calcext:value-type="float">
            <text:p>294</text:p>
          </table:table-cell>
          <table:table-cell table:style-name="ce12" table:formula="of:=MIN([.Q29]+MAX([.P11];[.P10]))" office:value-type="float" office:value="442" calcext:value-type="float">
            <text:p>442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29]+MAX([.C11];[.B11]);[.C30]+MAX([.B12];[.B11]))" office:value-type="float" office:value="926" calcext:value-type="float">
            <text:p>926</text:p>
          </table:table-cell>
          <table:table-cell table:formula="of:=MIN([.E29]+MAX([.D11];[.C11]);[.D30]+MAX([.C12];[.C11]))" office:value-type="float" office:value="875" calcext:value-type="float">
            <text:p>875</text:p>
          </table:table-cell>
          <table:table-cell table:formula="of:=MIN([.F29]+MAX([.E11];[.D11]);[.E30]+MAX([.D12];[.D11]))" office:value-type="float" office:value="794" calcext:value-type="float">
            <text:p>794</text:p>
          </table:table-cell>
          <table:table-cell table:formula="of:=MIN([.G29]+MAX([.F11];[.E11]);[.F30]+MAX([.E12];[.E11]))" office:value-type="float" office:value="713" calcext:value-type="float">
            <text:p>713</text:p>
          </table:table-cell>
          <table:table-cell table:formula="of:=MIN([.H29]+MAX([.G11];[.F11]);[.G30]+MAX([.F12];[.F11]))" office:value-type="float" office:value="704" calcext:value-type="float">
            <text:p>704</text:p>
          </table:table-cell>
          <table:table-cell table:formula="of:=MIN([.I29]+MAX([.H11];[.G11]);[.H30]+MAX([.G12];[.G11]))" office:value-type="float" office:value="719" calcext:value-type="float">
            <text:p>719</text:p>
          </table:table-cell>
          <table:table-cell table:formula="of:=MIN([.J29]+MAX([.I11];[.H11]);[.I30]+MAX([.H12];[.H11]))" office:value-type="float" office:value="647" calcext:value-type="float">
            <text:p>647</text:p>
          </table:table-cell>
          <table:table-cell table:style-name="ce5" table:formula="of:=MIN([.J30]+MAX([.I12];[.I11]))" office:value-type="float" office:value="574" calcext:value-type="float">
            <text:p>574</text:p>
          </table:table-cell>
          <table:table-cell table:style-name="ce8" table:formula="of:=MIN([.L29]+MAX([.K11];[.J11]);[.K30]+MAX([.J12];[.J11]))" office:value-type="float" office:value="511" calcext:value-type="float">
            <text:p>511</text:p>
          </table:table-cell>
          <table:table-cell table:style-name="ce8" table:formula="of:=MIN([.M29]+MAX([.L11];[.K11]);[.L30]+MAX([.K12];[.K11]))" office:value-type="float" office:value="445" calcext:value-type="float">
            <text:p>445</text:p>
          </table:table-cell>
          <table:table-cell table:style-name="ce8" table:formula="of:=MIN([.N29]+MAX([.M11];[.L11]);[.M30]+MAX([.L12];[.L11]))" office:value-type="float" office:value="379" calcext:value-type="float">
            <text:p>379</text:p>
          </table:table-cell>
          <table:table-cell table:formula="of:=MIN([.O29]+MAX([.N11];[.M11]);[.N30]+MAX([.M12];[.M11]))" office:value-type="float" office:value="348" calcext:value-type="float">
            <text:p>348</text:p>
          </table:table-cell>
          <table:table-cell table:formula="of:=MIN([.P29]+MAX([.O11];[.N11]);[.O30]+MAX([.N12];[.N11]))" office:value-type="float" office:value="294" calcext:value-type="float">
            <text:p>294</text:p>
          </table:table-cell>
          <table:table-cell table:formula="of:=MIN([.Q29]+MAX([.P11];[.O11]);[.P30]+MAX([.O12];[.O11]))" office:value-type="float" office:value="231" calcext:value-type="float">
            <text:p>231</text:p>
          </table:table-cell>
          <table:table-cell table:style-name="ce12" table:formula="of:=MIN([.Q30]+MAX([.P12];[.P11]))" office:value-type="float" office:value="345" calcext:value-type="float">
            <text:p>345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30]+MAX([.C12];[.B12]);[.C31]+MAX([.B13];[.B12]))" office:value-type="float" office:value="879" calcext:value-type="float">
            <text:p>879</text:p>
          </table:table-cell>
          <table:table-cell table:formula="of:=MIN([.E30]+MAX([.D12];[.C12]);[.D31]+MAX([.C13];[.C12]))" office:value-type="float" office:value="851" calcext:value-type="float">
            <text:p>851</text:p>
          </table:table-cell>
          <table:table-cell table:formula="of:=MIN([.F30]+MAX([.E12];[.D12]);[.E31]+MAX([.D13];[.D12]))" office:value-type="float" office:value="803" calcext:value-type="float">
            <text:p>803</text:p>
          </table:table-cell>
          <table:table-cell table:formula="of:=MIN([.G30]+MAX([.F12];[.E12]);[.F31]+MAX([.E13];[.E12]))" office:value-type="float" office:value="758" calcext:value-type="float">
            <text:p>758</text:p>
          </table:table-cell>
          <table:table-cell table:formula="of:=MIN([.H30]+MAX([.G12];[.F12]);[.G31]+MAX([.F13];[.F12]))" office:value-type="float" office:value="703" calcext:value-type="float">
            <text:p>703</text:p>
          </table:table-cell>
          <table:table-cell table:formula="of:=MIN([.I30]+MAX([.H12];[.G12]);[.H31]+MAX([.G13];[.G12]))" office:value-type="float" office:value="643" calcext:value-type="float">
            <text:p>643</text:p>
          </table:table-cell>
          <table:table-cell table:formula="of:=MIN([.J30]+MAX([.I12];[.H12]);[.I31]+MAX([.H13];[.H12]))" office:value-type="float" office:value="574" calcext:value-type="float">
            <text:p>574</text:p>
          </table:table-cell>
          <table:table-cell table:formula="of:=MIN([.K30]+MAX([.J12];[.I12]);[.J31]+MAX([.I13];[.I12]))" office:value-type="float" office:value="507" calcext:value-type="float">
            <text:p>507</text:p>
          </table:table-cell>
          <table:table-cell table:formula="of:=MIN([.L30]+MAX([.K12];[.J12]);[.K31]+MAX([.J13];[.J12]))" office:value-type="float" office:value="517" calcext:value-type="float">
            <text:p>517</text:p>
          </table:table-cell>
          <table:table-cell table:style-name="ce5" table:formula="of:=MIN([.L31]+MAX([.K13];[.K12]))" office:value-type="float" office:value="478" calcext:value-type="float">
            <text:p>478</text:p>
          </table:table-cell>
          <table:table-cell table:style-name="ce8" table:formula="of:=MIN([.N30]+MAX([.M12];[.L12]);[.M31]+MAX([.L13];[.L12]))" office:value-type="float" office:value="338" calcext:value-type="float">
            <text:p>338</text:p>
          </table:table-cell>
          <table:table-cell table:formula="of:=MIN([.O30]+MAX([.N12];[.M12]);[.N31]+MAX([.M13];[.M12]))" office:value-type="float" office:value="286" calcext:value-type="float">
            <text:p>286</text:p>
          </table:table-cell>
          <table:table-cell table:formula="of:=MIN([.P30]+MAX([.O12];[.N12]);[.O31]+MAX([.N13];[.N12]))" office:value-type="float" office:value="241" calcext:value-type="float">
            <text:p>241</text:p>
          </table:table-cell>
          <table:table-cell table:formula="of:=MIN([.Q30]+MAX([.P12];[.O12]);[.P31]+MAX([.O13];[.O12]))" office:value-type="float" office:value="168" calcext:value-type="float">
            <text:p>168</text:p>
          </table:table-cell>
          <table:table-cell table:style-name="ce12" table:formula="of:=MIN([.Q31]+MAX([.P13];[.P12]))" office:value-type="float" office:value="248" calcext:value-type="float">
            <text:p>248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31]+MAX([.C13];[.B13]);[.C32]+MAX([.B14];[.B13]))" office:value-type="float" office:value="829" calcext:value-type="float">
            <text:p>829</text:p>
          </table:table-cell>
          <table:table-cell table:formula="of:=MIN([.E31]+MAX([.D13];[.C13]);[.D32]+MAX([.C14];[.C13]))" office:value-type="float" office:value="785" calcext:value-type="float">
            <text:p>785</text:p>
          </table:table-cell>
          <table:table-cell table:formula="of:=MIN([.F31]+MAX([.E13];[.D13]);[.E32]+MAX([.D14];[.D13]))" office:value-type="float" office:value="743" calcext:value-type="float">
            <text:p>743</text:p>
          </table:table-cell>
          <table:table-cell table:formula="of:=MIN([.G31]+MAX([.F13];[.E13]);[.F32]+MAX([.E14];[.E13]))" office:value-type="float" office:value="716" calcext:value-type="float">
            <text:p>716</text:p>
          </table:table-cell>
          <table:table-cell table:formula="of:=MIN([.H31]+MAX([.G13];[.F13]);[.G32]+MAX([.F14];[.F13]))" office:value-type="float" office:value="635" calcext:value-type="float">
            <text:p>635</text:p>
          </table:table-cell>
          <table:table-cell table:formula="of:=MIN([.I31]+MAX([.H13];[.G13]);[.H32]+MAX([.G14];[.G13]))" office:value-type="float" office:value="567" calcext:value-type="float">
            <text:p>567</text:p>
          </table:table-cell>
          <table:table-cell table:formula="of:=MIN([.J31]+MAX([.I13];[.H13]);[.I32]+MAX([.H14];[.H13]))" office:value-type="float" office:value="515" calcext:value-type="float">
            <text:p>515</text:p>
          </table:table-cell>
          <table:table-cell table:formula="of:=MIN([.K31]+MAX([.J13];[.I13]);[.J32]+MAX([.I14];[.I13]))" office:value-type="float" office:value="440" calcext:value-type="float">
            <text:p>440</text:p>
          </table:table-cell>
          <table:table-cell table:formula="of:=MIN([.L31]+MAX([.K13];[.J13]);[.K32]+MAX([.J14];[.J13]))" office:value-type="float" office:value="418" calcext:value-type="float">
            <text:p>418</text:p>
          </table:table-cell>
          <table:table-cell table:style-name="ce5" table:formula="of:=MIN([.L32]+MAX([.K14];[.K13]))" office:value-type="float" office:value="386" calcext:value-type="float">
            <text:p>386</text:p>
          </table:table-cell>
          <table:table-cell table:style-name="ce8" table:formula="of:=MIN([.N31]+MAX([.M13];[.L13]);[.M32]+MAX([.L14];[.L13]))" office:value-type="float" office:value="257" calcext:value-type="float">
            <text:p>257</text:p>
          </table:table-cell>
          <table:table-cell table:formula="of:=MIN([.O31]+MAX([.N13];[.M13]);[.N32]+MAX([.M14];[.M13]))" office:value-type="float" office:value="201" calcext:value-type="float">
            <text:p>201</text:p>
          </table:table-cell>
          <table:table-cell table:formula="of:=MIN([.P31]+MAX([.O13];[.N13]);[.O32]+MAX([.N14];[.N13]))" office:value-type="float" office:value="198" calcext:value-type="float">
            <text:p>198</text:p>
          </table:table-cell>
          <table:table-cell table:formula="of:=MIN([.Q31]+MAX([.P13];[.O13]);[.P32]+MAX([.O14];[.O13]))" office:value-type="float" office:value="114" calcext:value-type="float">
            <text:p>114</text:p>
          </table:table-cell>
          <table:table-cell table:style-name="ce12" table:formula="of:=MIN([.Q32]+MAX([.P14];[.P13]))" office:value-type="float" office:value="154" calcext:value-type="float">
            <text:p>154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32]+MAX([.C14];[.B14]);[.C33]+MAX([.B15];[.B14]))" office:value-type="float" office:value="830" calcext:value-type="float">
            <text:p>830</text:p>
          </table:table-cell>
          <table:table-cell table:formula="of:=MIN([.E32]+MAX([.D14];[.C14]);[.D33]+MAX([.C15];[.C14]))" office:value-type="float" office:value="734" calcext:value-type="float">
            <text:p>734</text:p>
          </table:table-cell>
          <table:table-cell table:formula="of:=MIN([.F32]+MAX([.E14];[.D14]);[.E33]+MAX([.D15];[.D14]))" office:value-type="float" office:value="683" calcext:value-type="float">
            <text:p>683</text:p>
          </table:table-cell>
          <table:table-cell table:formula="of:=MIN([.G32]+MAX([.F14];[.E14]);[.F33]+MAX([.E15];[.E14]))" office:value-type="float" office:value="625" calcext:value-type="float">
            <text:p>625</text:p>
          </table:table-cell>
          <table:table-cell table:formula="of:=MIN([.H32]+MAX([.G14];[.F14]);[.G33]+MAX([.F15];[.F14]))" office:value-type="float" office:value="567" calcext:value-type="float">
            <text:p>567</text:p>
          </table:table-cell>
          <table:table-cell table:formula="of:=MIN([.I32]+MAX([.H14];[.G14]);[.H33]+MAX([.G15];[.G14]))" office:value-type="float" office:value="555" calcext:value-type="float">
            <text:p>555</text:p>
          </table:table-cell>
          <table:table-cell table:formula="of:=MIN([.J32]+MAX([.I14];[.H14]);[.I33]+MAX([.H15];[.H14]))" office:value-type="float" office:value="478" calcext:value-type="float">
            <text:p>478</text:p>
          </table:table-cell>
          <table:table-cell table:formula="of:=MIN([.K32]+MAX([.J14];[.I14]);[.J33]+MAX([.I15];[.I14]))" office:value-type="float" office:value="401" calcext:value-type="float">
            <text:p>401</text:p>
          </table:table-cell>
          <table:table-cell table:formula="of:=MIN([.L32]+MAX([.K14];[.J14]);[.K33]+MAX([.J15];[.J14]))" office:value-type="float" office:value="362" calcext:value-type="float">
            <text:p>362</text:p>
          </table:table-cell>
          <table:table-cell table:formula="of:=MIN([.M32]+MAX([.L14];[.K14]);[.L33]+MAX([.K15];[.K14]))" office:value-type="float" office:value="321" calcext:value-type="float">
            <text:p>321</text:p>
          </table:table-cell>
          <table:table-cell table:formula="of:=MIN([.N32]+MAX([.M14];[.L14]);[.M33]+MAX([.L15];[.L14]))" office:value-type="float" office:value="257" calcext:value-type="float">
            <text:p>257</text:p>
          </table:table-cell>
          <table:table-cell table:formula="of:=MIN([.O32]+MAX([.N14];[.M14]);[.N33]+MAX([.M15];[.M14]))" office:value-type="float" office:value="159" calcext:value-type="float">
            <text:p>159</text:p>
          </table:table-cell>
          <table:table-cell table:formula="of:=MIN([.P32]+MAX([.O14];[.N14]);[.O33]+MAX([.N15];[.N14]))" office:value-type="float" office:value="117" calcext:value-type="float">
            <text:p>117</text:p>
          </table:table-cell>
          <table:table-cell table:formula="of:=MIN([.Q32]+MAX([.P14];[.O14]);[.P33]+MAX([.O15];[.O14]))" office:value-type="float" office:value="87" calcext:value-type="float">
            <text:p>87</text:p>
          </table:table-cell>
          <table:table-cell table:style-name="ce12" table:formula="of:=MIN([.Q33]+MAX([.P15];[.P14]))" office:value-type="float" office:value="60" calcext:value-type="float">
            <text:p>60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5" table:formula="of:=MIN([.D33]+MAX([.C15];[.B15]);[.C34]+MAX([.B16];[.B15]))" office:value-type="float" office:value="891" calcext:value-type="float">
            <text:p>891</text:p>
          </table:table-cell>
          <table:table-cell table:formula="of:=MIN([.E33]+MAX([.D15];[.C15]);[.D34]+MAX([.C16];[.C15]))" office:value-type="float" office:value="820" calcext:value-type="float">
            <text:p>820</text:p>
          </table:table-cell>
          <table:table-cell table:formula="of:=MIN([.F33]+MAX([.E15];[.D15]);[.E34]+MAX([.D16];[.D15]))" office:value-type="float" office:value="749" calcext:value-type="float">
            <text:p>749</text:p>
          </table:table-cell>
          <table:table-cell table:formula="of:=MIN([.G33]+MAX([.F15];[.E15]);[.F34]+MAX([.E16];[.E15]))" office:value-type="float" office:value="682" calcext:value-type="float">
            <text:p>682</text:p>
          </table:table-cell>
          <table:table-cell table:formula="of:=MIN([.H33]+MAX([.G15];[.F15]);[.G34]+MAX([.F16];[.F15]))" office:value-type="float" office:value="615" calcext:value-type="float">
            <text:p>615</text:p>
          </table:table-cell>
          <table:table-cell table:formula="of:=MIN([.I33]+MAX([.H15];[.G15]);[.H34]+MAX([.G16];[.G15]))" office:value-type="float" office:value="553" calcext:value-type="float">
            <text:p>553</text:p>
          </table:table-cell>
          <table:table-cell table:formula="of:=MIN([.J33]+MAX([.I15];[.H15]);[.I34]+MAX([.H16];[.H15]))" office:value-type="float" office:value="491" calcext:value-type="float">
            <text:p>491</text:p>
          </table:table-cell>
          <table:table-cell table:formula="of:=MIN([.K33]+MAX([.J15];[.I15]);[.J34]+MAX([.I16];[.I15]))" office:value-type="float" office:value="406" calcext:value-type="float">
            <text:p>406</text:p>
          </table:table-cell>
          <table:table-cell table:formula="of:=MIN([.L33]+MAX([.K15];[.J15]);[.K34]+MAX([.J16];[.J15]))" office:value-type="float" office:value="321" calcext:value-type="float">
            <text:p>321</text:p>
          </table:table-cell>
          <table:table-cell table:formula="of:=MIN([.M33]+MAX([.L15];[.K15]);[.L34]+MAX([.K16];[.K15]))" office:value-type="float" office:value="253" calcext:value-type="float">
            <text:p>253</text:p>
          </table:table-cell>
          <table:table-cell table:formula="of:=MIN([.N33]+MAX([.M15];[.L15]);[.M34]+MAX([.L16];[.L15]))" office:value-type="float" office:value="185" calcext:value-type="float">
            <text:p>185</text:p>
          </table:table-cell>
          <table:table-cell table:formula="of:=MIN([.O33]+MAX([.N15];[.M15]);[.N34]+MAX([.M16];[.M15]))" office:value-type="float" office:value="123" calcext:value-type="float">
            <text:p>123</text:p>
          </table:table-cell>
          <table:table-cell table:formula="of:=MIN([.P33]+MAX([.O15];[.N15]);[.O34]+MAX([.N16];[.N15]))" office:value-type="float" office:value="84" calcext:value-type="float">
            <text:p>84</text:p>
          </table:table-cell>
          <table:table-cell table:formula="of:=MIN([.Q33]+MAX([.P15];[.O15]);[.P34]+MAX([.O16];[.O15]))" office:value-type="float" office:value="60" calcext:value-type="float">
            <text:p>60</text:p>
          </table:table-cell>
          <table:table-cell table:style-name="ce12" table:formula="of:=MIN([.Q34]+MAX([.P16];[.P15]))" office:value-type="float" office:value="40" calcext:value-type="float">
            <text:p>40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6" table:formula="of:=MIN([.D34]+MAX([.C16];[.B16]))" office:value-type="float" office:value="1051" calcext:value-type="float">
            <text:p>1051</text:p>
          </table:table-cell>
          <table:table-cell table:style-name="ce9" table:formula="of:=MIN([.E34]+MAX([.D16];[.C16]))" office:value-type="float" office:value="952" calcext:value-type="float">
            <text:p>952</text:p>
          </table:table-cell>
          <table:table-cell table:style-name="ce9" table:formula="of:=MIN([.F34]+MAX([.E16];[.D16]))" office:value-type="float" office:value="853" calcext:value-type="float">
            <text:p>853</text:p>
          </table:table-cell>
          <table:table-cell table:style-name="ce9" table:formula="of:=MIN([.G34]+MAX([.F16];[.E16]))" office:value-type="float" office:value="756" calcext:value-type="float">
            <text:p>756</text:p>
          </table:table-cell>
          <table:table-cell table:style-name="ce9" table:formula="of:=MIN([.H34]+MAX([.G16];[.F16]))" office:value-type="float" office:value="659" calcext:value-type="float">
            <text:p>659</text:p>
          </table:table-cell>
          <table:table-cell table:style-name="ce9" table:formula="of:=MIN([.I34]+MAX([.H16];[.G16]))" office:value-type="float" office:value="596" calcext:value-type="float">
            <text:p>596</text:p>
          </table:table-cell>
          <table:table-cell table:style-name="ce9" table:formula="of:=MIN([.J34]+MAX([.I16];[.H16]))" office:value-type="float" office:value="525" calcext:value-type="float">
            <text:p>525</text:p>
          </table:table-cell>
          <table:table-cell table:style-name="ce9" table:formula="of:=MIN([.K34]+MAX([.J16];[.I16]))" office:value-type="float" office:value="454" calcext:value-type="float">
            <text:p>454</text:p>
          </table:table-cell>
          <table:table-cell table:style-name="ce9" table:formula="of:=MIN([.L34]+MAX([.K16];[.J16]))" office:value-type="float" office:value="426" calcext:value-type="float">
            <text:p>426</text:p>
          </table:table-cell>
          <table:table-cell table:style-name="ce9" table:formula="of:=MIN([.M34]+MAX([.L16];[.K16]))" office:value-type="float" office:value="388" calcext:value-type="float">
            <text:p>388</text:p>
          </table:table-cell>
          <table:table-cell table:style-name="ce9" table:formula="of:=MIN([.N34]+MAX([.M16];[.L16]))" office:value-type="float" office:value="350" calcext:value-type="float">
            <text:p>350</text:p>
          </table:table-cell>
          <table:table-cell table:style-name="ce9" table:formula="of:=MIN([.O34]+MAX([.N16];[.M16]))" office:value-type="float" office:value="268" calcext:value-type="float">
            <text:p>268</text:p>
          </table:table-cell>
          <table:table-cell table:style-name="ce9" table:formula="of:=MIN([.P34]+MAX([.O16];[.N16]))" office:value-type="float" office:value="186" calcext:value-type="float">
            <text:p>186</text:p>
          </table:table-cell>
          <table:table-cell table:style-name="ce9" table:formula="of:=MIN([.Q34]+MAX([.P16];[.O16]))" office:value-type="float" office:value="93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3" table:number-columns-repeated="15"/>
          <table:table-cell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3" table:number-columns-repeated="15"/>
          <table:table-cell/>
          <table:table-cell table:style-name="Default" table:number-columns-repeated="16366"/>
        </table:table-row>
      </table:table>
      <table:table table:name="Лист2" table:style-name="ta2">
        <table:table-column table:style-name="co2" table:default-cell-style-name="Default"/>
        <table:table-column table:style-name="co2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2" table:default-cell-style-name="Default"/>
        <table:table-column table:style-name="co2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5-12-11T21:42:00.151326830</dc:date>
    <meta:generator>LibreOffice/25.8.3.2$Linux_X86_64 LibreOffice_project/5ee70f9e60a556cf41458d71cbfa54885591385a</meta:generator>
    <meta:editing-duration>PT8M32S</meta:editing-duration>
    <meta:editing-cycles>1</meta:editing-cycles>
    <meta:document-statistic meta:table-count="3" meta:cell-count="451" meta:object-count="0"/>
    <meta:user-defined meta:name="AppVersion">16.0300</meta:user-defined>
  </office:meta>
</office:document-meta>
</file>